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AFOutputStream.write( byte [ ] b , int off , int le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AF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FOutputStream.getFilePoin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FOutputStream.RAFOutputStream( RandomAccessFile ra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F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AFOutputStream.write( byte [ ]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FOutputStream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FOutputStream.RAFOutputStream( RandomAccessFile raf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AFOutputStream.seek( long pos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